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17" style:family="table-cell" style:parent-style-name="Default" style:data-style-name="N100">
      <style:table-cell-properties fo:background-color="#d0d0d0"/>
    </style:style>
    <style:style style:name="ce19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5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9" office:value-type="string" calcext:value-type="string">
            <text:p>+3793</text:p>
          </table:table-cell>
          <table:table-cell table:style-name="ce15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table:number-columns-repeated="2"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6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6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3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6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6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6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6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6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7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7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6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8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7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6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7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7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7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1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6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7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8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7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7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7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7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7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6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6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4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7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7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2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9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 table:number-rows-repeated="104844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7" office:value-type="string" calcext:value-type="string">
            <text:p>Э к р</text:p>
          </table:table-cell>
          <table:table-cell table:style-name="ce17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1:54:36.2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27T11:57:00.277000000</dc:date>
    <meta:editing-duration>P3DT11H43M50S</meta:editing-duration>
    <meta:editing-cycles>1282</meta:editing-cycles>
    <meta:document-statistic meta:table-count="2" meta:cell-count="4164" meta:object-count="0"/>
    <meta:user-defined meta:name="qrichtext">1</meta:user-defined>
  </office:meta>
</office:document-meta>
</file>